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34ec" officeooo:paragraph-rsid="000e34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34ec" officeooo:paragraph-rsid="000e34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e34ec" officeooo:paragraph-rsid="000e34e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52b2" officeooo:paragraph-rsid="00107217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07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QL- </text:span>Assignment -3<text:span text:style-name="T1"> </text:span></text:p>
      <text:p text:style-name="P1"/>
      <text:p text:style-name="P2"/>
      <text:p text:style-name="P3">Q1. Does ANSI recognize the data type DATE ?</text:p>
      <text:p text:style-name="P3">Ans : <text:s/>No ! ANSI doesn’t recognize the ‘DATE’ <text:s/>data type. </text:p>
      <text:p text:style-name="P3"/>
      <text:p text:style-name="P3"/>
      <text:p text:style-name="P3">Q2. Which subdivision of SQL is used to insert values in Tables ? </text:p>
      <text:p text:style-name="P4">Ans : The DML subdivision <text:s/>of SQL ‘INSERT <text:s/>Query’ is used to insert <text:span text:style-name="T2">values in Tables. </text:span></text:p>
      <text:p text:style-name="P4"/>
      <text:p text:style-name="P4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1:24.322862471</meta:creation-date>
    <dc:date>2024-03-10T19:38:31.578244172</dc:date>
    <meta:editing-duration>PT6M46S</meta:editing-duration>
    <meta:editing-cycles>1</meta:editing-cycles>
    <meta:document-statistic meta:table-count="0" meta:image-count="0" meta:object-count="0" meta:page-count="1" meta:paragraph-count="6" meta:word-count="52" meta:character-count="274" meta:non-whitespace-character-count="218"/>
    <meta:generator>LibreOffice/7.3.7.2$Linux_X86_64 LibreOffice_project/30$Build-2</meta:generator>
  </office:meta>
</office:document-meta>
</file>